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6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7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8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9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0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36.00pt" fo:font-weight="normal" fo:font-family="Cambria" style:font-family-asian="Cambria" style:font-family-complex="Cambria" fo:background-color="transparent" fo:color="#17365d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9.50pt" fo:font-weight="bold" fo:font-family="'Cascadia Mono'" style:font-family-asian="'Cascadia Mono'" style:font-family-complex="'Cascadia Mono'" fo:background-color="transparent" fo:color="#0000ff"/>
    </style:style>
    <style:style style:name="T95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96" style:family="text">
      <style:text-properties fo:font-size="9.50pt" fo:font-weight="bold" fo:font-family="'Cascadia Mono'" style:font-family-asian="'Cascadia Mono'" style:font-family-complex="'Cascadia Mono'" fo:background-color="transparent" fo:color="#0000ff"/>
    </style:style>
    <style:style style:name="T97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98" style:family="text">
      <style:text-properties fo:font-size="9.50pt" fo:font-weight="bold" fo:font-family="'Cascadia Mono'" style:font-family-asian="'Cascadia Mono'" style:font-family-complex="'Cascadia Mono'" fo:background-color="transparent" fo:color="#0000ff"/>
    </style:style>
    <style:style style:name="T99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100" style:family="text">
      <style:text-properties fo:font-size="9.50pt" fo:font-weight="bold" fo:font-family="'Cascadia Mono'" style:font-family-asian="'Cascadia Mono'" style:font-family-complex="'Cascadia Mono'" fo:background-color="transparent" fo:color="#2b91af"/>
    </style:style>
    <style:style style:name="T101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10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9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1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7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1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1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3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4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7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8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3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8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7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8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9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9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3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9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5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9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9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0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0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3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0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7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0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2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3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4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1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4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5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4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4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9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3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5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7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6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1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6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3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64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6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7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68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9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7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2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3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74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5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7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7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2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28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4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285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left="0.00pt" fo:text-indent="35.45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141.60pt" fo:text-indent="35.4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center" fo:margin-left="0.00pt" fo:text-indent="33.1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-21.15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7" style:family="paragraph">
      <style:paragraph-properties fo:line-height="100.00%" fo:text-align="left" fo:margin-left="3.15pt" fo:text-indent="-3.15pt">
        <style:tab-stops>
          <style:tab-stop style:position="39.15pt"/>
          <style:tab-stop style:position="120.20pt"/>
          <style:tab-stop style:position="190.75pt"/>
          <style:tab-stop style:position="231.75pt"/>
          <style:tab-stop style:position="371.40pt"/>
          <style:tab-stop style:position="472.20pt"/>
        </style:tab-stops>
      </style:paragraph-properties>
    </style:style>
    <style:style style:name="P18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0.00pt" fo:text-indent="35.45pt"/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left" fo:margin-left="34.10pt" fo:text-indent="0.00pt" fo:margin-right="3.50pt"/>
    </style:style>
    <style:style style:name="P23" style:family="paragraph">
      <style:paragraph-properties fo:line-height="100.00%" fo:text-align="left" fo:margin-right="3.50pt"/>
    </style:style>
    <style:style style:name="P24" style:family="paragraph">
      <style:paragraph-properties fo:line-height="100.00%" fo:text-align="left" fo:margin-left="34.10pt" fo:text-indent="0.00pt" fo:margin-right="3.50pt"/>
    </style:style>
    <style:style style:name="P25" style:family="paragraph">
      <style:paragraph-properties fo:line-height="100.00%" fo:text-align="justify"/>
    </style:style>
    <text:list-style style:name="L26">
      <text:list-level-style-bullet text:level="1" text:bullet-char="•">
        <style:list-level-properties text:space-before="71.45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justify" fo:margin-left="-53.45pt" fo:text-indent="53.45pt"/>
    </style:style>
    <style:style style:name="P27" style:family="paragraph">
      <style:paragraph-properties fo:line-height="100.00%" fo:text-align="justify"/>
    </style:style>
    <style:style style:name="P28" style:family="paragraph">
      <style:paragraph-properties fo:line-height="100.00%" fo:text-align="justify"/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justify" fo:margin-left="0.00pt" fo:text-indent="35.45pt"/>
    </style:style>
    <style:style style:name="P31" style:family="paragraph">
      <style:paragraph-properties fo:line-height="100.00%" fo:text-align="justify"/>
    </style:style>
  </office:automatic-styles>
  <office:body>
    <office:text>
      <text:p text:style-name="P1"><text:span text:style-name="T1">Министерство</text:span><text:span text:style-name="T2"><text:s/></text:span><text:span text:style-name="T3">образования</text:span><text:span text:style-name="T4"><text:s/></text:span><text:span text:style-name="T5">Республики</text:span><text:span text:style-name="T6"><text:s/></text:span><text:span text:style-name="T7">Беларусь</text:span><text:span text:style-name="T8"><text:s/></text:span><text:span text:style-name="T9">Белорусский</text:span><text:span text:style-name="T10"><text:s/></text:span><text:span text:style-name="T11">Национальный</text:span><text:span text:style-name="T12"><text:s/></text:span><text:span text:style-name="T13">Технический</text:span><text:span text:style-name="T14"><text:s/></text:span><text:span text:style-name="T15">Университет</text:span></text:p>
      <text:p text:style-name="P2"><text:span text:style-name="T16">Факультет информационных технологий и робототехники</text:span></text:p>
      <text:p text:style-name="P2"><text:span text:style-name="T17"/></text:p>
      <text:p text:style-name="P2"><text:span text:style-name="T18">Кафедра<text:s/></text:span><text:span text:style-name="T19">«</text:span><text:span text:style-name="T20">Программное обеспечение информационных систем и<text:s text:c="14"/>технологий</text:span><text:span text:style-name="T21">»</text:span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4"><text:span text:style-name="T22"/></text:p>
      <text:p text:style-name="P5"><text:span text:style-name="T23">Отчѐт</text:span></text:p>
      <text:p text:style-name="P6"><text:span text:style-name="T24">по лабораторной работе<text:s/></text:span><text:span text:style-name="T25">№</text:span><text:span text:style-name="T26"><text:s/>3</text:span></text:p>
      <text:p text:style-name="P6"><text:span text:style-name="T27">по дисциплине<text:s/></text:span><text:span text:style-name="T28">“Базы данных”</text:span></text:p>
      <text:p text:style-name="P6"><text:span text:style-name="T29"><text:s/></text:span><text:span text:style-name="T30">тема</text:span><text:span text:style-name="T31">:<text:s/></text:span><text:span text:style-name="T32">”Работа с объектом DataSet”</text:span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7"><text:span text:style-name="T34"><text:s text:c="6"/></text:span><text:span text:style-name="T35">Исполнитель:<text:s text:c="51"/>студент группы 10701319</text:span></text:p>
      <text:p text:style-name="P8"><text:span text:style-name="T36"><text:tab/><text:tab/><text:tab/><text:tab/><text:tab/></text:span><text:span text:style-name="T37">Чжан</text:span><text:span text:style-name="T38"><text:s/>Цзыхан</text:span><text:span text:style-name="T39"/></text:p>
      <text:p text:style-name="P8"><text:span text:style-name="T40"/></text:p>
      <text:p text:style-name="P8"><text:span text:style-name="T41"><text:s/></text:span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9"><text:span text:style-name="T42"/></text:p>
      <text:p text:style-name="P9"><text:span text:style-name="T42"/></text:p>
      <text:p text:style-name="P9"><text:span text:style-name="T43"><text:s text:c="5"/></text:span><text:span text:style-name="T44">Преподаватель:<text:s text:c="43"/></text:span><text:span text:style-name="T45">Воронич Л.В. </text:span></text:p>
      <text:p text:style-name="P10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7">Минск</text:span></text:p>
      <text:p text:style-name="P11"><text:span text:style-name="T48">2022</text:span></text:p>
      <text:p text:style-name="P12"><text:span text:style-name="T49">Лабораторная работа<text:s/></text:span><text:span text:style-name="T50">№</text:span><text:span text:style-name="T51">3</text:span></text:p>
      <text:p text:style-name="P12"><text:span text:style-name="T52">Работа с объектом DataSet</text:span></text:p>
      <text:p text:style-name="P13"><text:span text:style-name="T53"/></text:p>
      <text:p text:style-name="P14"><text:span text:style-name="T54">Цель работы:<text:s/></text:span><text:span text:style-name="T55">получить практические навыки создания и использования таблиц в объекте DataSet.</text:span></text:p>
      <text:p text:style-name="P15"><text:span text:style-name="T56"/></text:p>
      <text:p text:style-name="P15"><text:span text:style-name="T57">Порядок<text:s text:c="2"/>выполнения<text:s text:c="2"/>работы</text:span></text:p>
      <text:list text:style-name="L16">
        <text:list-item>
          <text:p text:style-name="P16"><text:span text:style-name="T58">Ознакомьтесь с теоретическим материалом и в соответствии с ним создайте<text:s/></text:span><text:span text:style-name="T59">новый</text:span><text:span text:style-name="T60"><text:s/></text:span><text:span text:style-name="T61">проект.</text:span></text:p>
        </text:list-item>
        <text:list-item>
          <text:p text:style-name="P17"><text:span text:style-name="T61">Выполните<text:s text:c="2"/>задание<text:tab/>для<text:tab/>самостоятельного<text:tab/>выполнения<text:tab/>в соответствии с номером</text:span><text:span text:style-name="T62"><text:s/></text:span><text:span text:style-name="T63">варианта.</text:span></text:p>
        </text:list-item>
        <text:list-item>
          <text:p text:style-name="P18"><text:span text:style-name="T63">Напишите отчет в соответствии с нижеприведенными требованиями.</text:span></text:p>
        </text:list-item>
        <text:list-item>
          <text:p text:style-name="P18"><text:span text:style-name="T63">Потренируйтесь отвечать на контрольные</text:span><text:span text:style-name="T64"><text:s/></text:span><text:span text:style-name="T65">вопросы.</text:span></text:p>
        </text:list-item>
      </text:list>
      <text:p text:style-name="P19"><text:span text:style-name="T66"/></text:p>
      <text:p text:style-name="P19"><text:span text:style-name="T67">Задание на лабораторную работу:</text:span></text:p>
      <text:p text:style-name="P20"><text:span text:style-name="T68">1.<text:s/></text:span><text:span text:style-name="T69">Разработать форму (WindowsForms)<text:s text:c="2"/>для отображения одной из таблиц базы данных (из индивидуального задания).</text:span></text:p>
      <text:p text:style-name="P20"><text:span text:style-name="T70">2.<text:s/></text:span><text:span text:style-name="T71">Прочитать одну из таблиц базы данных в объект DataSet и отобразить данные таблицы в форме.</text:span></text:p>
      <text:p text:style-name="P20"><text:span text:style-name="T72">3.<text:s/></text:span><text:span text:style-name="T73">Создать вручную в DataSet таблицу , внести в нее программно 2-3 записи и отобразить таблицу в форме.</text:span></text:p>
      <text:p text:style-name="P20"><text:span text:style-name="T74">4.<text:s/></text:span><text:span text:style-name="T75">Создать в форме элементы для внесения данных в прочитанную из базы данных таблицу, находящуюся в DataSet.</text:span></text:p>
      <text:p text:style-name="P20"><text:span text:style-name="T76">5.<text:s/></text:span><text:span text:style-name="T77">Внести в<text:s text:c="2"/>прочитанную из базы данных таблицу, 2- 3 записи и сохранить изменения в базе данных.</text:span></text:p>
      <text:p text:style-name="P21"><text:span text:style-name="T78">6.<text:s/></text:span><text:span text:style-name="T79">Заново прочитать таблицу из базы данных и убедиться в том, что внесенные данные сохранились</text:span></text:p>
      <text:p text:style-name="P22"><text:span text:style-name="T80"/></text:p>
      <text:p text:style-name="P23"><text:span text:style-name="T81">Вариант 23: Компьютерная фирма<text:s/></text:span><text:span text:style-name="T82">—</text:span><text:span text:style-name="T83"><text:s/></text:span><text:span text:style-name="T84">Информационная система учёта продажи товаров и услуг.</text:span></text:p>
      <text:p text:style-name="P24"><text:span text:style-name="T85"/></text:p>
      <text:p text:style-name="P25"><text:span text:style-name="T86">Контрольные вопросы:</text:span></text:p>
      <text:list text:style-name="L26">
        <text:list-item>
          <text:p text:style-name="P26"><text:span text:style-name="T87">Для чего предназначен объект DataSet? - для хранения данных, считанных с помощью DataAdapter или созданных пользователем.</text:span></text:p>
        </text:list-item>
        <text:list-item>
          <text:p text:style-name="P26"><text:span text:style-name="T87">Какие объекты и методы используются для заполнения объекта DataSet? - Используется свойство Tables.</text:span></text:p>
        </text:list-item>
        <text:list-item>
          <text:p text:style-name="P26"><text:span text:style-name="T87">Как можно создать таблицу в DataSet? - Необходимо добавить новую таблицу с помощью метода Add у свойства Tables.</text:span></text:p>
        </text:list-item>
        <text:list-item>
          <text:p text:style-name="P26"><text:span text:style-name="T87">Как из объекта DataSet можно отобрать нужные строки из таблицы? - Первым делом надо вытянуть нужную нам таблицу из свойства Tables. После чего мы уже можем вытягивать нужные нам строки.</text:span></text:p>
        </text:list-item>
        <text:list-item>
          <text:p text:style-name="P26"><text:span text:style-name="T87">Для чего предназначен объект<text:s/></text:span><text:span text:style-name="T88">SqlCommandBuilder? - автоматически создаёт однотабличные команды, используемые для выверки изменения, внесённых в DataSet, со связанной базой данный SQL Server.</text:span></text:p>
        </text:list-item>
        <text:list-item>
          <text:p text:style-name="P26"><text:span text:style-name="T89">Какие объекты и методы используются для передачи данных из DataSet<text:s text:c="2"/>в базу данных?</text:span></text:p>
        </text:list-item>
      </text:list>
      <text:p text:style-name="P27"><text:span text:style-name="T90"/></text:p>
      <text:p text:style-name="P28"><text:span text:style-name="T90"/></text:p>
      <text:p text:style-name="P28"><text:span text:style-name="T90"/></text:p>
      <text:p text:style-name="P28"><text:span text:style-name="T90"/></text:p>
      <text:p text:style-name="P28"><text:span text:style-name="T90"/></text:p>
      <text:p text:style-name="P28"><text:span text:style-name="T90"/></text:p>
      <text:p text:style-name="P28"><text:span text:style-name="T90"/></text:p>
      <text:p text:style-name="P28"><text:span text:style-name="T90"/></text:p>
      <text:p text:style-name="P28"><text:span text:style-name="T90"/></text:p>
      <text:p text:style-name="P28"><text:span text:style-name="T90"/></text:p>
      <text:p text:style-name="P28"><text:span text:style-name="T91">Графический пользовательский интерфейс:</text:span></text:p>
      <text:p text:style-name="P29"><draw:frame text:anchor-type="as-char" svg:width="174.89mm" svg:height="77.79mm" style:rel-width="scale" style:rel-height="scale"><draw:object-ole xlink:href="OleObj1"/><draw:image xlink:href="ObjectReplacements/OleObj1"/></draw:frame><text:span text:style-name="T93">Листинг:</text:span></text:p>
      <text:p text:style-name="P29"><text:span text:style-name="T94">public</text:span><text:span text:style-name="T95"><text:s/></text:span><text:span text:style-name="T96">partial</text:span><text:span text:style-name="T97"><text:s/></text:span><text:span text:style-name="T98">class</text:span><text:span text:style-name="T99"><text:s/></text:span><text:span text:style-name="T100">Form1</text:span><text:span text:style-name="T101"><text:s/>: Form</text:span></text:p>
      <text:p text:style-name="P30"><text:span text:style-name="T102">{</text:span></text:p>
      <text:p text:style-name="P30"><text:span text:style-name="T102"><text:s text:c="4"/></text:span><text:span text:style-name="T103">private</text:span><text:span text:style-name="T104"><text:s/></text:span><text:span text:style-name="T105">const</text:span><text:span text:style-name="T106"><text:s/></text:span><text:span text:style-name="T107">string</text:span><text:span text:style-name="T108"><text:s/>ConnectionString =<text:s/></text:span><text:span text:style-name="T109">"Server=DESKTOP-GJHC42N;Database=Sem2;Trusted_Connection=True;"</text:span><text:span text:style-name="T110">;</text:span></text:p>
      <text:p text:style-name="P30"><text:span text:style-name="T110"><text:s text:c="4"/></text:span><text:span text:style-name="T111">private</text:span><text:span text:style-name="T112"><text:s/></text:span><text:span text:style-name="T113">const</text:span><text:span text:style-name="T114"><text:s/></text:span><text:span text:style-name="T115">string</text:span><text:span text:style-name="T116"><text:s/>Command =<text:s/></text:span><text:span text:style-name="T117">"select * from Sellers"</text:span><text:span text:style-name="T118">;</text:span></text:p>
      <text:p text:style-name="P30"><text:span text:style-name="T118"><text:s text:c="4"/></text:span><text:span text:style-name="T119">private</text:span><text:span text:style-name="T120"><text:s/>SqlDataAdapter _adapter =<text:s/></text:span><text:span text:style-name="T121">new</text:span><text:span text:style-name="T122"><text:s/>SqlDataAdapter(Command, ConnectionString);</text:span></text:p>
      <text:p text:style-name="P30"><text:span text:style-name="T122"><text:s text:c="4"/></text:span><text:span text:style-name="T123">private</text:span><text:span text:style-name="T124"><text:s/>DataSet _dataSet =<text:s/></text:span><text:span text:style-name="T125">new</text:span><text:span text:style-name="T126"><text:s/>DataSet();</text:span></text:p>
      <text:p text:style-name="P30"><text:span text:style-name="T127"/></text:p>
      <text:p text:style-name="P30"><text:span text:style-name="T128"><text:s text:c="4"/></text:span><text:span text:style-name="T129">public</text:span><text:span text:style-name="T130"><text:s/></text:span><text:span text:style-name="T131">Form1</text:span><text:span text:style-name="T132">()</text:span></text:p>
      <text:p text:style-name="P30"><text:span text:style-name="T132"><text:s text:c="4"/>{</text:span></text:p>
      <text:p text:style-name="P30"><text:span text:style-name="T132"><text:s text:c="8"/>InitializeComponent();<text:s text:c="8"/></text:span></text:p>
      <text:p text:style-name="P30"><text:span text:style-name="T132"><text:s text:c="4"/>}</text:span></text:p>
      <text:p text:style-name="P30"><text:span text:style-name="T133"/></text:p>
      <text:p text:style-name="P30"><text:span text:style-name="T134"><text:s text:c="4"/></text:span><text:span text:style-name="T135">private</text:span><text:span text:style-name="T136"><text:s/></text:span><text:span text:style-name="T137">void</text:span><text:span text:style-name="T138"><text:s/>btRead_Click(</text:span><text:span text:style-name="T139">object</text:span><text:span text:style-name="T140"><text:s/>sender, EventArgs e)</text:span></text:p>
      <text:p text:style-name="P30"><text:span text:style-name="T140"><text:s text:c="4"/>{<text:s text:c="8"/></text:span></text:p>
      <text:p text:style-name="P30"><text:span text:style-name="T140"><text:s text:c="8"/>btClear_Click(sender, e);</text:span></text:p>
      <text:p text:style-name="P30"><text:span text:style-name="T140"><text:s text:c="8"/>_adapter.Fill(_dataSet,<text:s/></text:span><text:span text:style-name="T141">"Sellers"</text:span><text:span text:style-name="T142">);</text:span></text:p>
      <text:p text:style-name="P30"><text:span text:style-name="T142"><text:s text:c="8"/>dataGridView1.DataSource = _dataSet.Tables[0];</text:span></text:p>
      <text:p text:style-name="P30"><text:span text:style-name="T142"><text:s text:c="8"/>btUpdate.Enabled =<text:s/></text:span><text:span text:style-name="T143">true</text:span><text:span text:style-name="T144">;</text:span></text:p>
      <text:p text:style-name="P30"><text:span text:style-name="T144"><text:s text:c="4"/>}</text:span></text:p>
      <text:p text:style-name="P30"><text:span text:style-name="T145"/></text:p>
      <text:p text:style-name="P30"><text:span text:style-name="T146"><text:s text:c="4"/></text:span><text:span text:style-name="T147">private</text:span><text:span text:style-name="T148"><text:s/></text:span><text:span text:style-name="T149">void</text:span><text:span text:style-name="T150"><text:s/>btClear_Click(</text:span><text:span text:style-name="T151">object</text:span><text:span text:style-name="T152"><text:s/>sender, EventArgs e)</text:span></text:p>
      <text:p text:style-name="P30"><text:span text:style-name="T152"><text:s text:c="4"/>{</text:span></text:p>
      <text:p text:style-name="P30"><text:span text:style-name="T152"><text:s text:c="8"/>_dataSet =<text:s/></text:span><text:span text:style-name="T153">new</text:span><text:span text:style-name="T154">();</text:span></text:p>
      <text:p text:style-name="P30"><text:span text:style-name="T154"><text:s text:c="8"/>dataGridView1.DataSource =<text:s/></text:span><text:span text:style-name="T155">null</text:span><text:span text:style-name="T156">;</text:span></text:p>
      <text:p text:style-name="P30"><text:span text:style-name="T156"><text:s text:c="8"/>btUpdate.Enabled =<text:s/></text:span><text:span text:style-name="T157">false</text:span><text:span text:style-name="T158">;</text:span></text:p>
      <text:p text:style-name="P30"><text:span text:style-name="T158"><text:s text:c="4"/>}</text:span></text:p>
      <text:p text:style-name="P30"><text:span text:style-name="T159"/></text:p>
      <text:p text:style-name="P30"><text:span text:style-name="T160"><text:s text:c="4"/></text:span><text:span text:style-name="T161">private</text:span><text:span text:style-name="T162"><text:s/></text:span><text:span text:style-name="T163">void</text:span><text:span text:style-name="T164"><text:s/>btUpdate_Click(</text:span><text:span text:style-name="T165">object</text:span><text:span text:style-name="T166"><text:s/>sender, EventArgs e)</text:span></text:p>
      <text:p text:style-name="P30"><text:span text:style-name="T166"><text:s text:c="4"/>{</text:span></text:p>
      <text:p text:style-name="P30"><text:span text:style-name="T166"><text:s text:c="8"/></text:span><text:span text:style-name="T167">var</text:span><text:span text:style-name="T168"><text:s/>commandToInsert =<text:s/></text:span><text:span text:style-name="T169">new</text:span><text:span text:style-name="T170"><text:s/>SqlCommand()</text:span></text:p>
      <text:p text:style-name="P30"><text:span text:style-name="T170"><text:s text:c="8"/>{</text:span></text:p>
      <text:p text:style-name="P30"><text:span text:style-name="T170"><text:s text:c="12"/>CommandText =<text:s/></text:span><text:span text:style-name="T171">"InsertSeller"</text:span><text:span text:style-name="T172">,</text:span></text:p>
      <text:p text:style-name="P30"><text:span text:style-name="T172"><text:s text:c="12"/>Connection =<text:s/></text:span><text:span text:style-name="T173">new</text:span><text:span text:style-name="T174"><text:s/>SqlConnection(ConnectionString),</text:span></text:p>
      <text:p text:style-name="P30"><text:span text:style-name="T174"><text:s text:c="12"/>CommandType = System.Data.CommandType.StoredProcedure,</text:span></text:p>
      <text:p text:style-name="P30"><text:span text:style-name="T174"><text:s text:c="8"/>};</text:span></text:p>
      <text:p text:style-name="P30"><text:span text:style-name="T175"/></text:p>
      <text:p text:style-name="P30"><text:span text:style-name="T176"><text:s text:c="8"/>_adapter.InsertCommand = commandToInsert;</text:span></text:p>
      <text:p text:style-name="P30"><text:span text:style-name="T177"/></text:p>
      <text:p text:style-name="P30"><text:span text:style-name="T178"><text:s text:c="8"/>_adapter.InsertCommand.Parameters.Add(</text:span><text:span text:style-name="T179">new</text:span><text:span text:style-name="T180"><text:s/>SqlParameter(</text:span><text:span text:style-name="T181">"@lastname"</text:span><text:span text:style-name="T182">, System.Data.SqlDbType.NVarChar, 50,<text:s/></text:span><text:span text:style-name="T183">"LastName"</text:span><text:span text:style-name="T184">));</text:span></text:p>
      <text:p text:style-name="P30"><text:span text:style-name="T184"><text:s text:c="8"/>_adapter.InsertCommand.Parameters.Add(</text:span><text:span text:style-name="T185">new</text:span><text:span text:style-name="T186"><text:s/>SqlParameter(</text:span><text:span text:style-name="T187">"@firstname"</text:span><text:span text:style-name="T188">, System.Data.SqlDbType.NVarChar, 50,<text:s/></text:span><text:span text:style-name="T189">"FirstName"</text:span><text:span text:style-name="T190">));</text:span></text:p>
      <text:p text:style-name="P30"><text:span text:style-name="T190"><text:s text:c="8"/>_adapter.InsertCommand.Parameters.Add(</text:span><text:span text:style-name="T191">new</text:span><text:span text:style-name="T192"><text:s/>SqlParameter(</text:span><text:span text:style-name="T193">"@patronymic"</text:span><text:span text:style-name="T194">, System.Data.SqlDbType.NVarChar, 50,<text:s/></text:span><text:span text:style-name="T195">"Patronymic"</text:span><text:span text:style-name="T196">));</text:span></text:p>
      <text:p text:style-name="P30"><text:span text:style-name="T196"><text:s text:c="8"/>_adapter.InsertCommand.Parameters.Add(</text:span><text:span text:style-name="T197">new</text:span><text:span text:style-name="T198"><text:s/>SqlParameter(</text:span><text:span text:style-name="T199">"@id"</text:span><text:span text:style-name="T200">, System.Data.SqlDbType.Int, 0,<text:s/></text:span><text:span text:style-name="T201">"Id"</text:span><text:span text:style-name="T202">));</text:span></text:p>
      <text:p text:style-name="P30"><text:span text:style-name="T202"><text:s text:c="8"/>_adapter.InsertCommand.Parameters[</text:span><text:span text:style-name="T203">"@id"</text:span><text:span text:style-name="T204">].Direction = System.Data.ParameterDirection.Output;</text:span></text:p>
      <text:p text:style-name="P30"><text:span text:style-name="T205"/></text:p>
      <text:p text:style-name="P30"><text:span text:style-name="T206"><text:s text:c="8"/>_adapter.Update(_dataSet,<text:s/></text:span><text:span text:style-name="T207">"Sellers"</text:span><text:span text:style-name="T208">);</text:span></text:p>
      <text:p text:style-name="P30"><text:span text:style-name="T208"><text:s text:c="4"/>}</text:span></text:p>
      <text:p text:style-name="P30"><text:span text:style-name="T209"/></text:p>
      <text:p text:style-name="P30"><text:span text:style-name="T210"><text:s text:c="4"/></text:span><text:span text:style-name="T211">private</text:span><text:span text:style-name="T212"><text:s/></text:span><text:span text:style-name="T213">void</text:span><text:span text:style-name="T214"><text:s/>btThirdTask_Click(</text:span><text:span text:style-name="T215">object</text:span><text:span text:style-name="T216"><text:s/>sender, EventArgs e)</text:span></text:p>
      <text:p text:style-name="P30"><text:span text:style-name="T216"><text:s text:c="4"/>{</text:span></text:p>
      <text:p text:style-name="P30"><text:span text:style-name="T216"><text:s text:c="8"/>btClear_Click(sender, e);</text:span></text:p>
      <text:p text:style-name="P30"><text:span text:style-name="T217"/></text:p>
      <text:p text:style-name="P30"><text:span text:style-name="T218"><text:s text:c="8"/>_dataSet =<text:s/></text:span><text:span text:style-name="T219">new</text:span><text:span text:style-name="T220"><text:s/>DataSet();</text:span></text:p>
      <text:p text:style-name="P30"><text:span text:style-name="T221"/></text:p>
      <text:p text:style-name="P30"><text:span text:style-name="T222"><text:s text:c="8"/></text:span><text:span text:style-name="T223">var</text:span><text:span text:style-name="T224"><text:s/>dataTable =<text:s/></text:span><text:span text:style-name="T225">new</text:span><text:span text:style-name="T226"><text:s/>DataTable();</text:span></text:p>
      <text:p text:style-name="P30"><text:span text:style-name="T226"><text:s text:c="8"/></text:span><text:span text:style-name="T227">var</text:span><text:span text:style-name="T228"><text:s/>column1 =<text:s/></text:span><text:span text:style-name="T229">new</text:span><text:span text:style-name="T230"><text:s/>DataColumn(</text:span><text:span text:style-name="T231">"Id"</text:span><text:span text:style-name="T232">,<text:s/></text:span><text:span text:style-name="T233">typeof</text:span><text:span text:style-name="T234">(</text:span><text:span text:style-name="T235">int</text:span><text:span text:style-name="T236">));</text:span></text:p>
      <text:p text:style-name="P30"><text:span text:style-name="T236"><text:s text:c="8"/>column1.AllowDBNull =<text:s/></text:span><text:span text:style-name="T237">false</text:span><text:span text:style-name="T238">;</text:span></text:p>
      <text:p text:style-name="P30"><text:span text:style-name="T238"><text:s text:c="8"/>column1.Unique =<text:s/></text:span><text:span text:style-name="T239">true</text:span><text:span text:style-name="T240">;</text:span></text:p>
      <text:p text:style-name="P30"><text:span text:style-name="T240"><text:s text:c="8"/>column1.AutoIncrement =<text:s/></text:span><text:span text:style-name="T241">true</text:span><text:span text:style-name="T242">;</text:span></text:p>
      <text:p text:style-name="P30"><text:span text:style-name="T243"/></text:p>
      <text:p text:style-name="P30"><text:span text:style-name="T244"><text:s text:c="8"/>dataTable.Columns.Add(column1);</text:span></text:p>
      <text:p text:style-name="P30"><text:span text:style-name="T244"><text:s text:c="8"/>dataTable.Columns.Add(</text:span><text:span text:style-name="T245">"Name"</text:span><text:span text:style-name="T246">,<text:s/></text:span><text:span text:style-name="T247">typeof</text:span><text:span text:style-name="T248">(</text:span><text:span text:style-name="T249">string</text:span><text:span text:style-name="T250">));</text:span></text:p>
      <text:p text:style-name="P30"><text:span text:style-name="T251"/></text:p>
      <text:p text:style-name="P30"><text:span text:style-name="T252"><text:s text:c="8"/></text:span><text:span text:style-name="T253">var</text:span><text:span text:style-name="T254"><text:s/>row1 = dataTable.NewRow();</text:span></text:p>
      <text:p text:style-name="P30"><text:span text:style-name="T254"><text:s text:c="8"/></text:span><text:span text:style-name="T255">var</text:span><text:span text:style-name="T256"><text:s/>row2 = dataTable.NewRow();</text:span></text:p>
      <text:p text:style-name="P30"><text:span text:style-name="T256"><text:s text:c="8"/></text:span><text:span text:style-name="T257">var</text:span><text:span text:style-name="T258"><text:s/>row3 = dataTable.NewRow();</text:span></text:p>
      <text:p text:style-name="P30"><text:span text:style-name="T259"/></text:p>
      <text:p text:style-name="P30"><text:span text:style-name="T260"><text:s text:c="8"/>row1[</text:span><text:span text:style-name="T261">"Name"</text:span><text:span text:style-name="T262">] =<text:s/></text:span><text:span text:style-name="T263">"</text:span><text:span text:style-name="T264">Ноутбук"</text:span><text:span text:style-name="T265">;</text:span></text:p>
      <text:p text:style-name="P30"><text:span text:style-name="T266"><text:s text:c="8"/>row2[</text:span><text:span text:style-name="T267">"Name"</text:span><text:span text:style-name="T268">] =<text:s/></text:span><text:span text:style-name="T269">"</text:span><text:span text:style-name="T270">Не ноутбук"</text:span><text:span text:style-name="T271">;</text:span></text:p>
      <text:p text:style-name="P30"><text:span text:style-name="T272"><text:s text:c="8"/>row3[</text:span><text:span text:style-name="T273">"Name"</text:span><text:span text:style-name="T274">] =<text:s/></text:span><text:span text:style-name="T275">"</text:span><text:span text:style-name="T276">нетбук"</text:span><text:span text:style-name="T277">;</text:span></text:p>
      <text:p text:style-name="P30"><text:span text:style-name="T278"/></text:p>
      <text:p text:style-name="P30"><text:span text:style-name="T279"><text:s text:c="8"/>dataTable.Rows.Add(row1);</text:span></text:p>
      <text:p text:style-name="P30"><text:span text:style-name="T279"><text:s text:c="8"/>dataTable.Rows.Add(row2);</text:span></text:p>
      <text:p text:style-name="P30"><text:span text:style-name="T279"><text:s text:c="8"/>dataTable.Rows.Add(row3);</text:span></text:p>
      <text:p text:style-name="P30"><text:span text:style-name="T280"/></text:p>
      <text:p text:style-name="P30"><text:span text:style-name="T281"><text:s text:c="8"/>_dataSet.Tables.Add(dataTable);</text:span></text:p>
      <text:p text:style-name="P30"><text:span text:style-name="T281"><text:s text:c="8"/>dataGridView1.DataSource = _dataSet.Tables[0];</text:span></text:p>
      <text:p text:style-name="P30"><text:span text:style-name="T281"><text:s text:c="4"/>}</text:span></text:p>
      <text:p text:style-name="P31"><text:span text:style-name="T282">}</text:span></text:p>
      <text:p text:style-name="P31"><text:span text:style-name="T283"/></text:p>
      <text:p text:style-name="P31"><text:span text:style-name="T284">Вывод:<text:s/></text:span><text:span text:style-name="T285">в результате выполнения лабораторной работы были получены навыки в работе с чтением и записью данных в базу данных из кода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